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B00000000C023E6C7C3C4B722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20%" fo:padding="0in" fo:border="none"/>
    </style:style>
    <style:style style:name="P2" style:family="paragraph" style:parent-style-name="Standard">
      <style:paragraph-properties fo:margin-top="0.278in" fo:margin-bottom="0in" loext:contextual-spacing="false" fo:line-height="120%" fo:padding="0in" fo:border="none"/>
      <style:text-properties fo:color="#353744" style:font-name="Proxima Nova" style:font-name-asian="Proxima Nova1" style:font-name-complex="Proxima Nova1"/>
    </style:style>
    <style:style style:name="P3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.0555in" fo:margin-bottom="0in" loext:contextual-spacing="false" fo:line-height="120%" fo:padding="0in" fo:border="none"/>
    </style:style>
    <style:style style:name="P5" style:family="paragraph" style:parent-style-name="Standard">
      <style:paragraph-properties fo:margin-top="0.0555in" fo:margin-bottom="0in" loext:contextual-spacing="false" fo:line-height="100%" fo:padding="0in" fo:border="none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Heading_20_2" style:master-page-name="First_20_Page">
      <style:paragraph-properties style:page-number="1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bmnhedguxi5"/>What Is the Science of Reading?</text:p>
      <text:p text:style-name="P1"/>
      <text:p text:style-name="P1">Video</text:p>
      <text:p text:style-name="P1">Get Angie's boys to record.</text:p>
      <text:p text:style-name="P1"/>
      <text:p text:style-name="P1">Script</text:p>
      <text:p text:style-name="P1"/>
      <text:p text:style-name="P1">Drue: Scientists can tell us a lot about how kids read.</text:p>
      <text:p text:style-name="P1"/>
      <text:p text:style-name="P1">Jay: And they have been telling us, for more than forty years now.</text:p>
      <text:p text:style-name="P1"/>
      <text:p text:style-name="P1">Tay: Forty Years!</text:p>
      <text:p text:style-name="P1"/>
      <text:p text:style-name="P1">Reading scientists conduct experiments to learn how people read. They explore what parts of the brain are used in reading, and how.</text:p>
      <text:p text:style-name="P1"/>
      <text:p text:style-name="P1">Sometimes, scientists compare people who have had trouble reading. Sometimes they compare people who have had their brains damaged, either in an accident, or through disease, or before birth.</text:p>
      <text:p text:style-name="P1"/>
      <text:p text:style-name="P1"/>
      <text:p text:style-name="P1"/>
      <text:p text:style-name="P1">Often, teachers use the phrase "Science of Reading" to mean something a little bit different. They use it to describe ways of teaching and learning that fit with this science.</text:p>
      <text:p text:style-name="P1"/>
      <text:p text:style-name="P1">Sometimes, they think of it as putting the balance back into another way of teaching called <text:span text:style-name="T1">Balanced Literacy</text:span>.</text:p>
      <text:p text:style-name="P1">(Animation of scales flying into balanced literacy graphic).</text:p>
      <text:p text:style-name="P1"/>
      <text:p text:style-name="P1">When the science and the teachers work together, Black and brown and poor kids in general can be greatly helped to read bett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ab44"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in" loext:contextual-spacing="false" fo:line-height="120%" fo:keep-together="always" fo:keep-with-next="always"/>
      <style:text-properties fo:color="#00ab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20%" fo:keep-together="always" fo:keep-with-next="always"/>
      <style:text-properties fo:color="#353744" style:font-name="Proxima Nova" fo:font-family="'Proxima Nova'" style:font-family-generic="roman" style:font-pitch="variable" fo:font-size="24pt" style:font-name-asian="Proxima Nova1" style:font-family-asian="'Proxima Nova'" style:font-family-generic-asian="system" style:font-pitch-asian="variable" style:font-size-asian="24pt" style:font-name-complex="Proxima Nova1" style:font-family-complex="'Proxima Nova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20%" fo:padding="0in" fo:border="none"/>
      <style:text-properties fo:color="#353744" style:font-name="Proxima Nova" style:font-name-asian="Proxima Nova1" style:font-name-complex="Proxima Nova1"/>
    </style:style>
    <style:style style:name="MP2" style:family="paragraph" style:parent-style-name="Standard">
      <style:paragraph-properties fo:margin-top="0.0555in" fo:margin-bottom="0in" loext:contextual-spacing="false" fo:line-height="120%" fo:padding="0in" fo:border="none"/>
    </style:style>
    <style:style style:name="MP3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MP4" style:family="paragraph" style:parent-style-name="Standard">
      <style:paragraph-properties fo:margin-top="0.0555in" fo:margin-bottom="0in" loext:contextual-spacing="false" fo:line-height="100%" fo:padding="0in" fo:border="none"/>
    </style:style>
    <style:style style:name="MP5" style:family="paragraph" style:parent-style-name="Standard">
      <style:paragraph-properties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2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4"><draw:frame draw:style-name="Mfr2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horizontal line</svg:desc></draw:frame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5" meta:word-count="170" meta:character-count="1001" meta:non-whitespace-character-count="844"/>
    <meta:generator>LibreOfficeDev/6.0.5.2$Linux_X86_64 LibreOffice_project/</meta:generator>
  </office:meta>
</office:document-meta>
</file>